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fe62" officeooo:paragraph-rsid="0010fe62"/>
    </style:style>
    <style:style style:name="P2" style:family="paragraph" style:parent-style-name="Standard" style:list-style-name="L1">
      <style:text-properties officeooo:rsid="0010fe62" officeooo:paragraph-rsid="0010fe62"/>
    </style:style>
    <style:style style:name="P3" style:family="paragraph" style:parent-style-name="Standard">
      <style:text-properties officeooo:rsid="001268cc" officeooo:paragraph-rsid="001268cc"/>
    </style:style>
    <style:style style:name="P4" style:family="paragraph" style:parent-style-name="Standard">
      <style:text-properties officeooo:rsid="00131502" officeooo:paragraph-rsid="00131502"/>
    </style:style>
    <style:style style:name="P5" style:family="paragraph" style:parent-style-name="Standard">
      <style:text-properties officeooo:rsid="0014ec98" officeooo:paragraph-rsid="0014ec98"/>
    </style:style>
    <style:style style:name="P6" style:family="paragraph" style:parent-style-name="Standard" style:list-style-name="L2">
      <style:text-properties officeooo:rsid="0014ec98" officeooo:paragraph-rsid="0014ec98"/>
    </style:style>
    <style:style style:name="P7" style:family="paragraph" style:parent-style-name="Standard" style:list-style-name="L2">
      <style:text-properties officeooo:paragraph-rsid="0014ec98"/>
    </style:style>
    <style:style style:name="P8" style:family="paragraph" style:parent-style-name="Standard" style:list-style-name="L3">
      <style:text-properties officeooo:paragraph-rsid="00131502"/>
    </style:style>
    <style:style style:name="P9" style:family="paragraph" style:parent-style-name="Standard">
      <style:text-properties officeooo:rsid="00150a2d" officeooo:paragraph-rsid="00150a2d"/>
    </style:style>
    <style:style style:name="P10" style:family="paragraph" style:parent-style-name="Standard">
      <style:text-properties officeooo:rsid="001758e5" officeooo:paragraph-rsid="001758e5"/>
    </style:style>
    <style:style style:name="T1" style:family="text">
      <style:text-properties officeooo:rsid="001268cc"/>
    </style:style>
    <style:style style:name="T2" style:family="text">
      <style:text-properties officeooo:rsid="00131502"/>
    </style:style>
    <style:style style:name="T3" style:family="text">
      <style:text-properties officeooo:rsid="0014ec98"/>
    </style:style>
    <style:style style:name="T4" style:family="text">
      <style:text-properties officeooo:rsid="00150a2d"/>
    </style:style>
    <style:style style:name="T5" style:family="text">
      <style:text-properties officeooo:rsid="00157f8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Clase N°1 <text:s/>Algunas Sugerencias para seguir pensando y aplicar lo aprendido</text:p>
      <text:p text:style-name="P1"/>
      <text:list xml:id="list323666782" text:style-name="L1">
        <text:list-item>
          <text:p text:style-name="P2">Revisen algún entorno Virtual Creado por ustedes (o por otra persona) y que les guste o les parezca apropiado para el desarrollo de cierta temática.</text:p>
        </text:list-item>
        <text:list-item>
          <text:p text:style-name="P2">Explórenlo como si fuesen visitantes. Analicen sus componentes, características, Dimensiones, Ventajas, Enfoque propuesta en general a la luz de los materiales estudiados en la clase N°1 </text:p>
        </text:list-item>
        <text:list-item>
          <text:p text:style-name="P2">Piensen en aquellas cuestiones que modificarían o agregarían para que sea realmente un EVA. Propóngalas.</text:p>
        </text:list-item>
      </text:list>
      <text:p text:style-name="P1"/>
      <text:p text:style-name="P1"/>
      <text:p text:style-name="P1">Bueno la elección de la plataforma a analizar es la plataforma clasroom que utilice en uno de los cursos que tenía en pandemia, me parece oportuno por que esto refleja una educación a distancia 100% y también por otro lado observar el conocimiento que tenía de los EVA en ese momento.</text:p>
      <text:p text:style-name="P1"/>
      <text:p text:style-name="P1">Análisis:</text:p>
      <text:p text:style-name="P1">En <text:span text:style-name="T1">cuanto </text:span>a la descripción del entorno podemos decir que Clasroom tiene, <text:span text:style-name="T1">espacios donde se desarrollan las actividades planteadas por el profesor, llamadas clases, no están distribuidas en módulos. </text:span></text:p>
      <text:p text:style-name="P3">Permite la iteraciones entre Estudiantes y Docentes mediante la programación de vídeo llamadas utilizando herramientas incorporadas como lo es meet, <text:span text:style-name="T2">por otro lado presenta una interfaces muy intuitiva, sencilla, no posee muchas herramientas didácticas, mas bien se limita a ciertas características que permiten la realización de actividades , la corrección y una devolución del mismo.</text:span></text:p>
      <text:p text:style-name="P3"/>
      <text:p text:style-name="P4">Característica de los EVA</text:p>
      <text:p text:style-name="P4"/>
      <text:list xml:id="list2284122615" text:style-name="L3">
        <text:list-item>
          <text:p text:style-name="P8"><text:span text:style-name="T2">En cuanto a la características podemos decir que el Clasroom no es meramente una plataforma para el desarrollo total de una clase <text:s/>totalmente online, si no mas bien tiene elementos que hacen pensar que esta mas bie</text:span><text:span text:style-name="T4">n</text:span><text:span text:style-name="T2"> configurado para una tipo de educación hibrida- mitad presencial y mitad online. Se puede considerar como un espacio de formación y presenta relaciones entre estudiantes y docentes.</text:span></text:p>
        </text:list-item>
      </text:list>
      <text:p text:style-name="P5"><text:s text:c="11"/>Tiene al estudiante como principal objetivo del proceso.}</text:p>
      <text:p text:style-name="P5"/>
      <text:list xml:id="list3364070935" text:style-name="L2">
        <text:list-item>
          <text:p text:style-name="P7"><text:span text:style-name="T3">En cuanto a las Dimensiones podemos decir que tiene una dimensión Tecnológica, dimensión Pedagógica, pero que no esta desarrollada o pensada en educación a distancia, ya que no presenta la figura de tutor. Pero si las demás.</text:span></text:p>
        </text:list-item>
      </text:list>
      <text:p text:style-name="P5"/>
      <text:list xml:id="list133912675689076" text:continue-numbering="true" text:style-name="L2">
        <text:list-item>
          <text:p text:style-name="P6">En cuanto a los Enfoques podemos decir <text:span text:style-name="T4">que es constructivismo cognitivo.</text:span></text:p>
        </text:list-item>
      </text:list>
      <text:p text:style-name="P5"/>
      <text:p text:style-name="P9">Por un lado podemos reconocer que una de las ventajas que presenta la siguiente herramienta es que <text:s/>es muy sencilla de utilizar por part<text:span text:style-name="T5">e del Docente y del Estudiante. Esta misma funciona a travez de la asociar de una cuenta gmail, lo cual condiciona en cierta forma ya que para tener una cuenta gmail se debe ser mayor de edad y todo lo que legalmente conlleva eso, a esto lo veo como un punto desfavorable. Seguń google una persona persona puede administrar su cuenta apartir de los 13 años, lo cual nos deja ver que para la utilización en primaria no se puede aplicar, 13 años siempre y cuando tenga autorización de los padres.</text:span></text:p>
      <text:p text:style-name="P9"/>
      <text:p text:style-name="P10">Una de las propuestas es que se estructure la información en módulos y no en clases, quizás de esta forma se puede trabajar una mayor cantidad de actividades que en una clase, ya que 1 modulo puede contener varias clases, por otro lado otras de las carencias que observo es que no se tiene un gran <text:soft-page-break/>abanico de actividades para configurar, al tener menor posibilidad de configurar herramientas didácticas menos se puede integrar a la curricular como dispositivo el aula virtual.</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5T11:06:20.389845249</meta:creation-date>
    <dc:date>2023-07-15T13:39:11.173865928</dc:date>
    <meta:editing-duration>PT8S</meta:editing-duration>
    <meta:editing-cycles>1</meta:editing-cycles>
    <meta:document-statistic meta:table-count="0" meta:image-count="0" meta:object-count="0" meta:page-count="2" meta:paragraph-count="15" meta:word-count="539" meta:character-count="3296" meta:non-whitespace-character-count="2762"/>
    <meta:generator>LibreOffice/7.0.4.2$Linux_X86_64 LibreOffice_project/00$Build-2</meta:generator>
  </office:meta>
</office:document-meta>
</file>